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321A3EF3F33B05916F6.png" manifest:media-type="image/png"/>
  <manifest:file-entry manifest:full-path="Pictures/100002010000029F000002E5C66AA8983076A9A5.png" manifest:media-type="image/png"/>
  <manifest:file-entry manifest:full-path="Pictures/100002010000033900000281684922CEDC73AB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441cm" svg:y="3.87cm" svg:width="17cm" svg:height="13.208cm" draw:z-index="0"><draw:image xlink:href="Pictures/100002010000033900000281684922CEDC73AB77.png" xlink:type="simple" xlink:show="embed" xlink:actuate="onLoad" draw:mime-type="image/png"/></draw:frame></text:p>
      <text:p text:style-name="P1"><draw:frame draw:style-name="fr1" draw:name="Imagen2" text:anchor-type="char" svg:x="-0.616cm" svg:y="2.235cm" svg:width="17cm" svg:height="18.773cm" draw:z-index="1"><draw:image xlink:href="Pictures/100002010000029F000002E5C66AA8983076A9A5.png" xlink:type="simple" xlink:show="embed" xlink:actuate="onLoad" draw:mime-type="image/png"/></draw:frame></text:p>
      <text:p text:style-name="P2"><draw:frame draw:style-name="fr1" draw:name="Imagen3" text:anchor-type="char" svg:x="0.968cm" svg:y="2.11cm" svg:width="15.637cm" svg:height="21.193cm" draw:z-index="2"><draw:image xlink:href="Pictures/100002010000024F00000321A3EF3F33B05916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20:42:06.313002128</meta:creation-date>
    <dc:date>2020-10-06T20:43:18.634758611</dc:date>
    <meta:editing-duration>PT1M15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0.1.2$Linux_X86_64 LibreOffice_project/7cbcfc562f6eb6708b5ff7d7397325de9e764452</meta:generator>
  </office:meta>
</office:document-meta>
</file>